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92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7" office:value-type="string">
            <text:p>Chain Light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5">
            <text:p>35</text:p>
          </table:table-cell>
          <table:table-cell table:style-name="ce18" office:value-type="float" office:value="8">
            <text:p>8</text:p>
          </table:table-cell>
          <table:table-cell table:style-name="ce22" office:value-type="string">
            <text:p>Forking lightning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12"/>
          <table:table-cell office:value-type="string">
            <text:p>Feathers Fligh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Aegis</text:p>
          </table:table-cell>
          <table:table-cell table:style-name="ce6" office:value-type="string">
            <text:p>Aegi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percharge shields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ield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improves all shields cas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4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ne</text:p>
          </table:table-cell>
          <table:table-cell table:style-name="ce6" office:value-type="string">
            <text:p>Earthen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Active</text:p>
          </table:table-cell>
          <table:table-cell table:style-name="ce19" table:number-columns-repeated="3"/>
          <table:table-cell table:style-name="ce23" office:value-type="string">
            <text:p>make a shield + weapon attack dealing arcane damage + stun</text:p>
          </table:table-cell>
          <table:table-cell table:style-name="ce23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17" office:value-type="string">
            <text:p>Eldritch Infusion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Sustained</text:p>
          </table:table-cell>
          <table:table-cell table:style-name="ce20" table:number-columns-repeated="3"/>
          <table:table-cell table:style-name="ce24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Adv. Nec. Minions</text:p>
          </table:table-cell>
          <table:table-cell table:style-name="ce6" office:value-type="string">
            <text:p>Sacrific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acrifices a bone giant to grant a temporary bone shield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makes a bone gian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boom an undead min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 new kinds of minion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bolt turn into beam doing dark damage ; high level doesnt hit undead minions (for any of the nightfall spells)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ear the N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one of darkness, spell save, bump away  + movement speed reduc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igor Morti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mall ball of darkness damage + global speed reduction + minions increased damage on i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Will o' the Wisp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when a minion is destroyed, x% chances to produce a wisp which will randomly target a foe, home on it and explod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Necrosis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th Lin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ck out x% of all your summons life and gives you back x% of your health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hades</text:p>
          </table:table-cell>
          <table:table-cell table:style-name="ce6" office:value-type="string">
            <text:p>Curse of the Mee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Tunn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orgery of Ha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mmons a shadow clone of yourself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Fangs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16])" office:value-type="float" office:value="465">
            <text:p>465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6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6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6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6">
          <table:table-cell table:style-name="ce27"/>
          <table:table-cell table:number-columns-repeated="1023"/>
        </table:table-row>
        <table:table-row table:style-name="ro6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6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6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6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6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6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6">
          <table:table-cell office:value-type="string">
            <text:p>Stone</text:p>
          </table:table-cell>
          <table:table-cell table:style-name="ce35" office:value-type="string">
            <text:p>Earthen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Aegis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Shielding</text:p>
          </table:table-cell>
          <table:table-cell table:style-name="ce35" office:value-type="string">
            <text:p>Arcane Shield</text:p>
          </table:table-cell>
          <table:table-cell table:style-name="ce35" office:value-type="string">
            <text:p>Aegis</text:p>
          </table:table-cell>
          <table:table-cell table:number-columns-repeated="1019"/>
        </table:table-row>
        <table:table-row table:style-name="ro6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6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6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Necrotic Minions</text:p>
          </table:table-cell>
          <table:table-cell table:style-name="ce35" office:value-type="string">
            <text:p>Create Minions</text:p>
          </table:table-cell>
          <table:table-cell table:style-name="ce35" office:value-type="string">
            <text:p>Aura Mastery</text:p>
          </table:table-cell>
          <table:table-cell table:style-name="ce35" office:value-type="string">
            <text:p>Surge of Undeath</text:p>
          </table:table-cell>
          <table:table-cell table:style-name="ce35" office:value-type="string">
            <text:p>Dark Empathy</text:p>
          </table:table-cell>
          <table:table-cell table:number-columns-repeated="1019"/>
        </table:table-row>
        <table:table-row table:style-name="ro6">
          <table:table-cell office:value-type="string">
            <text:p>Adv.Nec.Minions</text:p>
          </table:table-cell>
          <table:table-cell table:style-name="ce35" office:value-type="string">
            <text:p>Undead Explosion</text:p>
          </table:table-cell>
          <table:table-cell table:style-name="ce35" office:value-type="string">
            <text:p>Assemble</text:p>
          </table:table-cell>
          <table:table-cell table:style-name="ce35" office:value-type="string">
            <text:p>Sacrifice</text:p>
          </table:table-cell>
          <table:table-cell table:style-name="ce35" office:value-type="string">
            <text:p>Minions Mastery</text:p>
          </table:table-cell>
          <table:table-cell table:number-columns-repeated="1019"/>
        </table:table-row>
        <table:table-row table:style-name="ro6">
          <table:table-cell office:value-type="string">
            <text:p>Grave</text:p>
          </table:table-cell>
          <table:table-cell table:style-name="ce35" office:value-type="string">
            <text:p>Chill of the Tomb</text:p>
          </table:table-cell>
          <table:table-cell table:style-name="ce35" office:value-type="string">
            <text:p>Will o' the Wisp</text:p>
          </table:table-cell>
          <table:table-cell table:style-name="ce35" office:value-type="string">
            <text:p>Cold Flames</text:p>
          </table:table-cell>
          <table:table-cell table:style-name="ce35" office:value-type="string">
            <text:p>Vampiric Gift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6">
          <table:table-cell office:value-type="string">
            <text:p>Necrosis</text:p>
          </table:table-cell>
          <table:table-cell table:style-name="ce35" office:value-type="string">
            <text:p>Blurred Mortality</text:p>
          </table:table-cell>
          <table:table-cell table:style-name="ce35" office:value-type="string">
            <text:p>Impending Doom</text:p>
          </table:table-cell>
          <table:table-cell table:style-name="ce35" office:value-type="string">
            <text:p>Undeath Link</text:p>
          </table:table-cell>
          <table:table-cell table:style-name="ce35" office:value-type="string">
            <text:p>Lichform</text:p>
          </table:table-cell>
          <table:table-cell table:number-columns-repeated="1019"/>
        </table:table-row>
        <table:table-row table:style-name="ro6">
          <table:table-cell office:value-type="string">
            <text:p>Nigthfall</text:p>
          </table:table-cell>
          <table:table-cell table:style-name="ce35" office:value-type="string">
            <text:p>Invoke Darkness</text:p>
          </table:table-cell>
          <table:table-cell table:style-name="ce35" office:value-type="string">
            <text:p>Circle of Death</text:p>
          </table:table-cell>
          <table:table-cell office:value-type="string">
            <text:p>Fear the Nigth</text:p>
          </table:table-cell>
          <table:table-cell office:value-type="string">
            <text:p>Rigor Mortis</text:p>
          </table:table-cell>
          <table:table-cell table:number-columns-repeated="1019"/>
        </table:table-row>
        <table:table-row table:style-name="ro6">
          <table:table-cell office:value-type="string">
            <text:p>Shades</text:p>
          </table:table-cell>
          <table:table-cell table:style-name="ce35" office:value-type="string">
            <text:p>Curse of the Meek</text:p>
          </table:table-cell>
          <table:table-cell office:value-type="string">
            <text:p>Shadow Tunnel</text:p>
          </table:table-cell>
          <table:table-cell table:number-columns-repeated="1021"/>
        </table:table-row>
        <table:table-row table:style-name="ro6">
          <table:table-cell office:value-type="string">
            <text:p>Fangs</text:p>
          </table:table-cell>
          <table:table-cell office:value-type="string">
            <text:p>Necromantic Fang</text:p>
          </table:table-cell>
          <table:table-cell table:number-columns-repeated="1022"/>
        </table:table-row>
        <table:table-row table:style-name="ro6" table:number-rows-repeated="6549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4">14/08/2011</text:date>, <text:time>18:0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8-14T18:08:46</dc:date>
    <dc:language>fr-FR</dc:language>
    <meta:editing-cycles>238</meta:editing-cycles>
    <meta:editing-duration>P11DT23H13M39S</meta:editing-duration>
    <meta:document-statistic meta:table-count="4" meta:cell-count="645" meta:object-count="0"/>
    <meta:user-defined meta:name="Info 1"/>
    <meta:user-defined meta:name="Info 2"/>
    <meta:user-defined meta:name="Info 3"/>
    <meta:user-defined meta:name="Info 4"/>
  </office:meta>
</office:document-meta>
</file>